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background-color="#fff200"/>
    </style:style>
    <style:style style:name="P2" style:family="paragraph" style:parent-style-name="Standard">
      <style:paragraph-properties fo:text-align="center" style:justify-single-word="false"/>
      <style:text-properties officeooo:rsid="000dac06" officeooo:paragraph-rsid="000dac06" fo:background-color="#faa61a"/>
    </style:style>
    <style:style style:name="T1" style:family="text">
      <style:text-properties fo:color="#d2a8ff"/>
    </style:style>
    <style:style style:name="T2" style:family="text">
      <style:text-properties fo:color="#a5d6ff"/>
    </style:style>
    <style:style style:name="T3" style:family="text">
      <style:text-properties fo:color="#d69a00"/>
    </style:style>
    <style:style style:name="T4" style:family="text">
      <style:text-properties fo:color="#79c0ff"/>
    </style:style>
    <style:style style:name="T5" style:family="text">
      <style:text-properties fo:color="#83d4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when we increase quantity of a product ...number of service fields increases// </text:p>
      <text:p text:style-name="Standard"/>
      <text:p text:style-name="P2"/>
      <text:p text:style-name="P2">write code in functions.php </text:p>
      <text:p text:style-name="P2"/>
      <text:p text:style-name="Standard">add_action('woocommerce_after_checkout_billing_form', 'Product_quantity');</text:p>
      <text:p text:style-name="Standard"/>
      <text:p text:style-name="Standard">function Product_quantity()</text:p>
      <text:p text:style-name="Standard">{</text:p>
      <text:p text:style-name="Standard">echo '&lt;div id="address_field"&gt;';</text:p>
      <text:p text:style-name="Standard"/>
      <text:p text:style-name="Standard">echo '&lt;/div&gt;';</text:p>
      <text:p text:style-name="Standard">?&gt;</text:p>
      <text:p text:style-name="Standard">&lt;script&gt;</text:p>
      <text:p text:style-name="Standard">card_count = '&lt;?php print_r(WC()-&gt;cart-&gt;get_cart_contents_count()); ?&gt;';</text:p>
      <text:p text:style-name="Standard"/>
      <text:p text:style-name="Standard">let input = `&lt;div class="wrapper"&gt;</text:p>
      <text:p text:style-name="Standard">&lt;input placeholder="STREET ADDRESS" type="text" class="input-text " name="service[street_address][]" id="service_street_address" required=""&gt;</text:p>
      <text:p text:style-name="Standard">&lt;input placeholder="STATE" type="text" class="input-text " name="service[street_state][]" id="service_street_address" required=""&gt;</text:p>
      <text:p text:style-name="Standard">&lt;input placeholder="CITY" type="text" class="input-text " name="service[street_city][]" id="service_street_address" required=""&gt;</text:p>
      <text:p text:style-name="Standard">&lt;input placeholder="ZIP CODE" type="text" class="input-text " name="service[street_zipcode][]" id="service_street_address" required=""&gt;</text:p>
      <text:p text:style-name="Standard">&lt;input placeholder="NOTES" type="text" class="input-text " name="service[street_notes][]" id="service_street_address" required=""&gt;</text:p>
      <text:p text:style-name="Standard">&lt;/div&gt;`</text:p>
      <text:p text:style-name="Standard">data = '&lt;?php echo $i = 1; ?&gt;'</text:p>
      <text:p text:style-name="Standard">for (data; data &lt;= card_count; data++) {</text:p>
      <text:p text:style-name="Standard">console.log(data);</text:p>
      <text:p text:style-name="Standard">$('#address_field').append('&lt;h3&gt;services address&lt;/h3&gt;', data, input)</text:p>
      <text:p text:style-name="Standard">}</text:p>
      <text:p text:style-name="Standard">&lt;/script&gt;</text:p>
      <text:p text:style-name="Standard">&lt;?php</text:p>
      <text:p text:style-name="Standard">}</text:p>
      <text:p text:style-name="Standard">?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2T17:23:39.512113611</meta:creation-date>
    <dc:date>2022-12-22T17:25:14.121106922</dc:date>
    <meta:editing-duration>PT1M3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106" meta:character-count="1218" meta:non-whitespace-character-count="1136"/>
  </office:meta>
</office:document-meta>
</file>